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	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3:30:15.617000000</meta:creation-date>
    <meta:document-statistic meta:table-count="0" meta:cell-count="0" meta:object-count="0"/>
    <meta:generator>LibreOffice/6.0.3.2$Windows_X86_64 LibreOffice_project/8f48d515416608e3a835360314dac7e47fd0b821</meta:generator>
  </office:meta>
</office:document-meta>
</file>